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169cm" fo:min-width="0.138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69cm" fo:min-width="0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9.541cm" svg:y1="14.07cm" svg:x2="9.74cm" svg:y2="14.269cm">
              <text:p/>
            </draw:line>
            <draw:line draw:style-name="gr1" draw:text-style-name="P1" draw:layer="layout" svg:x1="9.74cm" svg:y1="14.07cm" svg:x2="9.541cm" svg:y2="14.269cm">
              <text:p/>
            </draw:line>
          </draw:g>
          <draw:frame draw:style-name="gr2" draw:text-style-name="P3" draw:layer="layout" svg:width="0.278cm" svg:height="0.662cm" svg:x="9.317cm" svg:y="13.684cm">
            <draw:text-box>
              <text:p text:style-name="P2"><text:span text:style-name="T1">V</text:span></text:p>
            </draw:text-box>
          </draw:frame>
          <draw:g>
            <draw:line draw:style-name="gr1" draw:text-style-name="P1" draw:layer="layout" svg:x1="8.788cm" svg:y1="15.531cm" svg:x2="8.989cm" svg:y2="15.732cm">
              <text:p/>
            </draw:line>
            <draw:line draw:style-name="gr1" draw:text-style-name="P1" draw:layer="layout" svg:x1="8.989cm" svg:y1="15.531cm" svg:x2="8.788cm" svg:y2="15.732cm">
              <text:p/>
            </draw:line>
          </draw:g>
          <draw:frame draw:style-name="gr2" draw:text-style-name="P3" draw:layer="layout" svg:width="0.278cm" svg:height="0.662cm" svg:x="8.456cm" svg:y="15.573cm">
            <draw:text-box>
              <text:p text:style-name="P2"><text:span text:style-name="T1">Z</text:span></text:p>
            </draw:text-box>
          </draw:frame>
          <draw:g>
            <draw:line draw:style-name="gr1" draw:text-style-name="P1" draw:layer="layout" svg:x1="11.79cm" svg:y1="14.481cm" svg:x2="11.991cm" svg:y2="14.682cm">
              <text:p/>
            </draw:line>
            <draw:line draw:style-name="gr1" draw:text-style-name="P1" draw:layer="layout" svg:x1="11.991cm" svg:y1="14.481cm" svg:x2="11.79cm" svg:y2="14.682cm">
              <text:p/>
            </draw:line>
          </draw:g>
          <draw:frame draw:style-name="gr3" draw:text-style-name="P3" draw:layer="layout" svg:width="0.849cm" svg:height="0.662cm" svg:x="12.065cm" svg:y="14.06cm">
            <draw:text-box>
              <text:p text:style-name="P2"><text:span text:style-name="T1">W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4:29:10.130308999</meta:creation-date>
    <dc:date>2018-04-10T14:29:28.372814172</dc:date>
    <meta:editing-duration>PT18S</meta:editing-duration>
    <meta:editing-cycles>1</meta:editing-cycles>
    <meta:document-statistic meta:object-count="13"/>
    <meta:generator>LibreOffice/6.0.0.3$MacOSX_X86_64 LibreOffice_project/64a0f66915f38c6217de274f0aa8e15618924765</meta:generator>
  </office:meta>
</office:document-meta>
</file>